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b8f88" officeooo:paragraph-rsid="001b8f88"/>
    </style:style>
    <style:style style:name="P2" style:family="paragraph" style:parent-style-name="Standard">
      <style:text-properties officeooo:rsid="001b8f88" officeooo:paragraph-rsid="001bfe87"/>
    </style:style>
    <style:style style:name="P3" style:family="paragraph" style:parent-style-name="Standard">
      <style:text-properties fo:font-weight="bold" officeooo:rsid="001b8f88" officeooo:paragraph-rsid="001b8f88" style:font-weight-asian="bold" style:font-weight-complex="bold"/>
    </style:style>
    <style:style style:name="T1" style:family="text">
      <style:text-properties fo:font-weight="bold" style:font-weight-asian="bold" style:font-weight-complex="bold"/>
    </style:style>
    <style:style style:name="T2" style:family="text">
      <style:text-properties officeooo:rsid="001bfe8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Predictive maintenance cannot exist without condition monitoring, which is defined as the continuous monitoring of machines during process conditions to ensure the optimal use of machines.</text:span>" https://www.reliableplant.com/Read/12495/preventive-predictive-maintenance</text:p>
      <text:p text:style-name="P1"/>
      <text:p text:style-name="P1">"<text:span text:style-name="T1">These predictions are based on the condition of the equipment that is evaluated based on the data gathered through the use of various condition monitoring sensors and techniques.</text:span>" https://limblecmms.com/blog/predictive-maintenance/</text:p>
      <text:p text:style-name="P1"/>
      <text:p text:style-name="P1">"<text:span text:style-name="T1">However, to carry out such monitoring, it is necessary to take measurements at regular intervals. These measurements are called “condition measurements” and are essential for determining the condition of the asset(s) being monitored</text:span>." https://limblecmms.com/blog/condition-based-maintenance/</text:p>
      <text:p text:style-name="P1"/>
      <text:p text:style-name="P1">"Step #4 – Make failure predictions</text:p>
      <text:p text:style-name="P1">With the most critical assets and failure modes identified, the next step is designing the right modeling approach that will form the basis for failure predictions.</text:p>
      <text:p text:style-name="P3">The end result of this stage is to deliver a fully automated system that:</text:p>
      <text:p text:style-name="P3">monitors operating conditions via installed sensors</text:p>
      <text:p text:style-name="P3">understands and predicts patterns created by data anomalies</text:p>
      <text:p text:style-name="P1"><text:span text:style-name="T1">and creates alerts when there is a deviation from established thresholds</text:span>" https://limblecmms.com/blog/predictive-maintenance/</text:p>
      <text:p text:style-name="P1"/>
      <text:p text:style-name="P1"/>
      <text:p text:style-name="P2">"<text:span text:style-name="T1">Predictive maintenance differs from preventive maintenance because it relies on the actual condition of equipment, rather than average or expected life statistics, to predict when maintenance will be required</text:span>." Wikipedia <text:span text:style-name="T2">or </text:span><text:s/>https://www.tisar.com/predictive-maintenance-pdm/</text:p>
      <text:p text:style-name="P1"/>
      <text:p text:style-name="P1"/>
      <text:p text:style-name="P1"/>
      <text:p text:style-name="P1">"<text:span text:style-name="T1"> Predictive maintenance evaluates the condition of equipment by performing periodic (offline) or continuous (online) equipment condition monitoring. The ultimate goal of the approach is to perform maintenance at a scheduled point in time when the maintenance activity is most cost-effective and before the equipment loses performance within a threshold.</text:span>" https://www.tisar.com/predictive-maintenance-pd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6T15:59:58.658573714</meta:creation-date>
    <dc:date>2019-11-26T16:03:23.914374130</dc:date>
    <meta:editing-duration>PT3M25S</meta:editing-duration>
    <meta:editing-cycles>2</meta:editing-cycles>
    <meta:generator>LibreOffice/5.1.6.2$Linux_X86_64 LibreOffice_project/10m0$Build-2</meta:generator>
    <meta:document-statistic meta:table-count="0" meta:image-count="0" meta:object-count="0" meta:page-count="1" meta:paragraph-count="11" meta:word-count="244" meta:character-count="1976" meta:non-whitespace-character-count="1741"/>
  </office:meta>
</office:document-meta>
</file>